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IM01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View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End user can any view an image in an album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1352610376260168898" text:style-name="L1">
              <text:list-item>
                <text:p text:style-name="P6">PhotoBomber is in AlbumView or in Slideshow.</text:p>
              </text:list-item>
              <text:list-item>
                <text:p text:style-name="P6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034623656714413013" text:style-name="L2">
              <text:list-item>
                <text:p text:style-name="P7">PhotoBomber is in Image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4162497644454609754" text:style-name="L3">
              <text:list-item>
                <text:p text:style-name="P8">A1 or A2.</text:p>
              </text:list-item>
              <text:list-item>
                <text:p text:style-name="P8">All open windows belonging to PhotoBomber except the main window(LibraryView or AlbumView) will be closed.</text:p>
              </text:list-item>
              <text:list-item>
                <text:p text:style-name="P8">The ViewImage window will open and the image is displayed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7209232478024959533" text:style-name="L4">
              <text:list-item>
                <text:p text:style-name="P9"><text:s/>The user is in AlbumView and right-clicks on an album and clicks the "view" (eye) context menu button.</text:p>
              </text:list-item>
              <text:list-item>
                <text:p text:style-name="P9"><text:s/>The user is in Slideshow and clicks the "slideshow" (play) dock button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3961992229585913509" text:style-name="L5">
              <text:list-item>
                <text:p text:style-name="P10">If the image is not able to be displayed, a default image is displayed instead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rmal Flow 2: the reason for this is to prevent user from doing several incompatable actions at once 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7:26:09.13</dc:date>
    <meta:editing-duration>PT21M1S</meta:editing-duration>
    <meta:editing-cycles>20</meta:editing-cycles>
    <meta:generator>OpenOffice.org/3.4$Win32 OpenOffice.org_project/340m1$Build-9590</meta:generator>
    <meta:document-statistic meta:table-count="2" meta:image-count="0" meta:object-count="0" meta:page-count="1" meta:paragraph-count="41" meta:word-count="183" meta:character-count="1078"/>
  </office:meta>
</office:document-meta>
</file>